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08_11-29-14_000.jpg</text:p>
          </table:table-cell>
          <table:table-cell table:style-name="ce17" office:value-type="string">
            <text:p>:m RES 1*1 / free# JVEMV6 70#_34 / 70. CO2 / w:bifunctional;dehydrated;formate-pathway,topic=~,other=~,think~</text:p>
          </table:table-cell>
          <table:table-cell table:style-name="ce4"/>
          <table:table-cell table:style-name="ce4"/>
          <table:table-cell table:style-name="ce4" office:value-type="string">
            <text:p>N-35-35-28.697204 E-139-34-49.434814</text:p>
          </table:table-cell>
          <table:table-cell table:style-name="ce37" table:formula="of:=IF([.E2]=&quot;&quot;;[.C2];CONCATENATE([.C2];&quot; / &quot;;[.E2]))" office:value-type="string" office:string-value=":m RES 1*1 / free# JVEMV6 70#_34 / 70. CO2 / w:bifunctional;dehydrated;formate-pathway,topic=~,other=~,think~">
            <text:p>:m RES 1*1 / free# JVEMV6 70#_34 / 70. CO2 / w:bifunctional;dehydrated;formate-pathway,topic=~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08_14-25-49_000.jpg</text:p>
          </table:table-cell>
          <table:table-cell table:style-name="ce17" office:value-type="string">
            <text:p>:m RES 1-3*3 / free# JVEMV6 71#_15 / 71. logic / w:CTL*;QCTL,topic=EG.AF.P,other=~,think~</text:p>
          </table:table-cell>
          <table:table-cell table:style-name="ce4"/>
          <table:table-cell table:style-name="ce4"/>
          <table:table-cell table:style-name="ce4" office:value-type="string">
            <text:p>N-35-35-28.436279 E-139-34-48.720703</text:p>
          </table:table-cell>
          <table:table-cell table:style-name="ce37" table:formula="of:=IF([.E3]=&quot;&quot;;[.C3];CONCATENATE([.C3];&quot; / &quot;;[.E3]))" office:value-type="string" office:string-value=":m RES 1-3*3 / free# JVEMV6 71#_15 / 71. logic / w:CTL*;QCTL,topic=EG.AF.P,other=~,think~">
            <text:p>:m RES 1-3*3 / free# JVEMV6 71#_15 / 71. logic / w:CTL*;QCTL,topic=EG.AF.P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08_15-31-46_000.jpg</text:p>
          </table:table-cell>
          <table:table-cell table:style-name="ce17" office:value-type="string">
            <text:p>:bookmemo / 読んだ本 / 『新釈漢文大系　１１　韓非子　上』 / 著者=竹内照夫 / 途中</text:p>
          </table:table-cell>
          <table:table-cell table:style-name="ce18"/>
          <table:table-cell table:style-name="ce4"/>
          <table:table-cell table:style-name="ce4" office:value-type="string">
            <text:p>N-35-35-28.642272 E-139-34-48.940429</text:p>
          </table:table-cell>
          <table:table-cell table:style-name="ce37" table:formula="of:=IF([.E4]=&quot;&quot;;[.C4];CONCATENATE([.C4];&quot; / &quot;;[.E4]))" office:value-type="string" office:string-value=":bookmemo / 読んだ本 / 『新釈漢文大系　１１　韓非子　上』 / 著者=竹内照夫 / 途中">
            <text:p>:bookmemo / 読んだ本 / 『新釈漢文大系　１１　韓非子　上』 / 著者=竹内照夫 / 途中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08_15-32-02_000.jpg</text:p>
          </table:table-cell>
          <table:table-cell table:style-name="ce17" office:value-type="string">
            <text:p>:bookmemo / 読んだ本 / 『新釈漢文大系　１１　韓非子　上』 / 著者=竹内照夫 / 途中　ここまで</text:p>
          </table:table-cell>
          <table:table-cell table:style-name="ce18"/>
          <table:table-cell table:style-name="ce4"/>
          <table:table-cell table:style-name="ce4" office:value-type="string">
            <text:p>N-35-35-28.642272 E-139-34-48.940429</text:p>
          </table:table-cell>
          <table:table-cell table:style-name="ce37" table:formula="of:=IF([.E5]=&quot;&quot;;[.C5];CONCATENATE([.C5];&quot; / &quot;;[.E5]))" office:value-type="string" office:string-value=":bookmemo / 読んだ本 / 『新釈漢文大系　１１　韓非子　上』 / 著者=竹内照夫 / 途中　ここまで">
            <text:p>:bookmemo / 読んだ本 / 『新釈漢文大系　１１　韓非子　上』 / 著者=竹内照夫 / 途中　ここまで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08_20-44-20_000.jpg</text:p>
          </table:table-cell>
          <table:table-cell table:style-name="ce1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408813 E-139-34-48.830566</text:p>
          </table:table-cell>
          <table:table-cell table:style-name="ce37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 office:value-type="string">
            <text:p>2021-04-08_23-29-06_000.jpg</text:p>
          </table:table-cell>
          <table:table-cell table:style-name="ce19" office:value-type="string">
            <text:p>:PHOTO 記録 / 経過記録；作ったもの / food=焼酎漬け / material=ニンニク：１玉；liquor=麦焼酎：??ml,time=~,container=big-medium-jar-at-kitchen / type=~,other=~,id=2021-04-03_23-23-45_000.jpg</text:p>
          </table:table-cell>
          <table:table-cell table:style-name="ce17"/>
          <table:table-cell table:style-name="ce4"/>
          <table:table-cell table:style-name="ce4" office:value-type="string">
            <text:p>N-35-35-28.971862 E-139-34-49.324951</text:p>
          </table:table-cell>
          <table:table-cell table:style-name="ce37" table:formula="of:=IF([.E7]=&quot;&quot;;[.C7];CONCATENATE([.C7];&quot; / &quot;;[.E7]))" office:value-type="string" office:string-value=":PHOTO 記録 / 経過記録；作ったもの / food=焼酎漬け / material=ニンニク：１玉；liquor=麦焼酎：??ml,time=~,container=big-medium-jar-at-kitchen / type=~,other=~,id=2021-04-03_23-23-45_000.jpg">
            <text:p>:PHOTO 記録 / 経過記録；作ったもの / food=焼酎漬け / material=ニンニク：１玉；liquor=麦焼酎：??ml,time=~,container=big-medium-jar-at-kitchen / type=~,other=~,id=2021-04-03_23-23-45_000.jpg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09_01-20-23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738403 E-139-34-49.489746</text:p>
          </table:table-cell>
          <table:table-cell table:style-name="ce37"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09_01-20-29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738403 E-139-34-49.489746</text:p>
          </table:table-cell>
          <table:table-cell table:style-name="ce37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4-09_12-02-44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69738 E-139-34-49.050292</text:p>
          </table:table-cell>
          <table:table-cell table:style-name="ce37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4-09_12-24-43_000.jpg</text:p>
          </table:table-cell>
          <table:table-cell table:style-name="ce23" office:value-type="string">
            <text:p>:tome/ (J*) / topic=方針 / content=CO2関連の研究・開発：競争の中へ入っていくのは、やめなさい</text:p>
          </table:table-cell>
          <table:table-cell table:style-name="ce17"/>
          <table:table-cell table:style-name="ce4"/>
          <table:table-cell table:style-name="ce4" office:value-type="string">
            <text:p>N-35-35-28.72467 E-139-34-49.379882</text:p>
          </table:table-cell>
          <table:table-cell table:style-name="ce37" table:formula="of:=IF([.E11]=&quot;&quot;;[.C11];CONCATENATE([.C11];&quot; / &quot;;[.E11]))" office:value-type="string" office:string-value=":tome/ (J*) / topic=方針 / content=CO2関連の研究・開発：競争の中へ入っていくのは、やめなさい">
            <text:p>:tome/ (J*) / topic=方針 / content=CO2関連の研究・開発：競争の中へ入っていくのは、やめなさい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9">2021/04/09</text:date>, <text:time>12:56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09T12:56:40.94</dc:date>
    <dc:creator>iwabuchi ken</dc:creator>
    <meta:editing-duration>P32DT12H58M16S</meta:editing-duration>
    <meta:editing-cycles>12096</meta:editing-cycles>
    <meta:document-statistic meta:table-count="1" meta:cell-count="349" meta:object-count="0"/>
  </office:meta>
</office:document-meta>
</file>